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unction createDiv(width, height, text) {</text:p>
      <text:p text:style-name="P1"><text:s text:c="4"/>var newDiv = document.createElement('div');</text:p>
      <text:p text:style-name="P1"><text:s text:c="4"/>newDiv.style.width = width + 'px';</text:p>
      <text:p text:style-name="P1"><text:s text:c="4"/>newDiv.style.height = height + 'px';</text:p>
      <text:p text:style-name="P1"><text:s text:c="4"/>newDiv.style.color="white"</text:p>
      <text:p text:style-name="P1"><text:s text:c="4"/>newDiv.style.backgroundColor="blue"</text:p>
      <text:p text:style-name="P1"><text:s text:c="4"/>newDiv.textContent = text;</text:p>
      <text:p text:style-name="P1"/>
      <text:p text:style-name="P1"><text:s text:c="4"/>// Append the new div to the #container div</text:p>
      <text:p text:style-name="P1"><text:s text:c="4"/>document.getElementById('container').appendChild(newDiv);</text:p>
      <text:p text:style-name="P1"><text:s text:c="2"/>}</text:p>
      <text:p text:style-name="P1"><text:s text:c="2"/>createDiv(200, 100, 'Hello, World!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